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106_1626741889" text:style-name="Index_20_Link" text:visited-style-name="Index_20_Link">1 Projekt Picture Sort for MT4j<text:tab/>1</text:a></text:p>
          <text:p text:style-name="P1"><text:a xlink:type="simple" xlink:href="#__RefHeading__108_1626741889" text:style-name="Index_20_Link" text:visited-style-name="Index_20_Link">1.1 Über Picture Sort for MT4j<text:tab/>1</text:a></text:p>
          <text:p text:style-name="P1"><text:a xlink:type="simple" xlink:href="#__RefHeading__110_1626741889" text:style-name="Index_20_Link" text:visited-style-name="Index_20_Link">1.2 Picture Sort for MT4j in Aktion<text:tab/>1</text:a></text:p>
          <text:p text:style-name="P2"><text:a xlink:type="simple" xlink:href="#__RefHeading__112_1626741889" text:style-name="Index_20_Link" text:visited-style-name="Index_20_Link">2 Porjektplanung<text:tab/>1</text:a></text:p>
          <text:p text:style-name="P1"><text:a xlink:type="simple" xlink:href="#__RefHeading__114_1626741889" text:style-name="Index_20_Link" text:visited-style-name="Index_20_Link">2.1 Milestones und Projektplan<text:tab/>1</text:a></text:p>
          <text:p text:style-name="P1"><text:a xlink:type="simple" xlink:href="#__RefHeading__116_1626741889" text:style-name="Index_20_Link" text:visited-style-name="Index_20_Link">2.2 Design und GUI Planung<text:tab/>1</text:a></text:p>
          <text:p text:style-name="P2"><text:a xlink:type="simple" xlink:href="#__RefHeading__118_1626741889" text:style-name="Index_20_Link" text:visited-style-name="Index_20_Link">3 Projektentwurf<text:tab/>1</text:a></text:p>
          <text:p text:style-name="P1"><text:a xlink:type="simple" xlink:href="#__RefHeading__120_1626741889" text:style-name="Index_20_Link" text:visited-style-name="Index_20_Link">3.1 Fachliche Klassen<text:tab/>1</text:a></text:p>
          <text:p text:style-name="P1"><text:a xlink:type="simple" xlink:href="#__RefHeading__122_1626741889" text:style-name="Index_20_Link" text:visited-style-name="Index_20_Link">3.2 Grafical User Interface<text:tab/>2</text:a></text:p>
          <text:p text:style-name="P1"><text:a xlink:type="simple" xlink:href="#__RefHeading__124_1626741889" text:style-name="Index_20_Link" text:visited-style-name="Index_20_Link">3.3 Tästfalle<text:tab/>2</text:a></text:p>
          <text:p text:style-name="P2"><text:a xlink:type="simple" xlink:href="#__RefHeading__126_1626741889" text:style-name="Index_20_Link" text:visited-style-name="Index_20_Link">4 Arbeiten mit Picture Sort for MT4j<text:tab/>2</text:a></text:p>
          <text:p text:style-name="P1"><text:a xlink:type="simple" xlink:href="#__RefHeading__128_1626741889" text:style-name="Index_20_Link" text:visited-style-name="Index_20_Link">4.1 Installation<text:tab/>2</text:a></text:p>
          <text:p text:style-name="P1"><text:a xlink:type="simple" xlink:href="#__RefHeading__130_1626741889" text:style-name="Index_20_Link" text:visited-style-name="Index_20_Link">4.2 Handhabung der Software<text:tab/>2</text:a></text:p>
          <text:p text:style-name="P2"><text:a xlink:type="simple" xlink:href="#__RefHeading__132_1626741889" text:style-name="Index_20_Link" text:visited-style-name="Index_20_Link">5 Framework und Software Erläuterungen<text:tab/>2</text:a></text:p>
          <text:p text:style-name="P1"><text:a xlink:type="simple" xlink:href="#__RefHeading__134_1626741889" text:style-name="Index_20_Link" text:visited-style-name="Index_20_Link">5.1 Framework Architektur und wichtige Klassen<text:tab/>2</text:a></text:p>
          <text:p text:style-name="P1"><text:a xlink:type="simple" xlink:href="#__RefHeading__136_1626741889" text:style-name="Index_20_Link" text:visited-style-name="Index_20_Link">5.2 Weiterfürende Erläuterungen zu Klassen und Methoden<text:tab/>2</text:a></text:p>
        </text:index-body>
      </text:table-of-content>
      <text:h text:style-name="Heading_20_1" text:outline-level="1"><text:bookmark-start text:name="__RefHeading__106_1626741889"/>1 Projekt Picture Sort for MT4j<text:bookmark-end text:name="__RefHeading__106_1626741889"/></text:h>
      <text:h text:style-name="Heading_20_2" text:outline-level="2"><text:bookmark-start text:name="__RefHeading__108_1626741889"/>1.1 Über Picture Sort for MT4j<text:bookmark-end text:name="__RefHeading__108_1626741889"/></text:h>
      <text:p text:style-name="Text_20_body"/>
      <text:h text:style-name="Heading_20_2" text:outline-level="2"><text:bookmark-start text:name="__RefHeading__110_1626741889"/>1.2 Picture Sort for MT4j in Aktion<text:bookmark-end text:name="__RefHeading__110_1626741889"/></text:h>
      <text:p text:style-name="Text_20_body"/>
      <text:h text:style-name="Heading_20_1" text:outline-level="1"><text:bookmark-start text:name="__RefHeading__112_1626741889"/>2 Porjektplanung<text:bookmark-end text:name="__RefHeading__112_1626741889"/></text:h>
      <text:p text:style-name="Text_20_body"/>
      <text:h text:style-name="Heading_20_2" text:outline-level="2"><text:bookmark-start text:name="__RefHeading__114_1626741889"/>2.1 Milestones und Projektplan<text:bookmark-end text:name="__RefHeading__114_1626741889"/></text:h>
      <text:p text:style-name="Text_20_body"/>
      <text:h text:style-name="Heading_20_2" text:outline-level="2"><text:bookmark-start text:name="__RefHeading__116_1626741889"/>2.2 Design und GUI Planung<text:bookmark-end text:name="__RefHeading__116_1626741889"/></text:h>
      <text:p text:style-name="Text_20_body"/>
      <text:h text:style-name="Heading_20_1" text:outline-level="1"><text:bookmark-start text:name="__RefHeading__118_1626741889"/>3 Projektentwurf<text:bookmark-end text:name="__RefHeading__118_1626741889"/></text:h>
      <text:p text:style-name="Text_20_body"/>
      <text:h text:style-name="Heading_20_2" text:outline-level="2"><text:bookmark-start text:name="__RefHeading__120_1626741889"/>3.1 Fachliche Klassen<text:bookmark-end text:name="__RefHeading__120_1626741889"/></text:h>
      <text:p text:style-name="Text_20_body"/>
      <text:h text:style-name="Heading_20_2" text:outline-level="2"><text:bookmark-start text:name="__RefHeading__122_1626741889"/><text:soft-page-break/>3.2 Grafical User Interface<text:bookmark-end text:name="__RefHeading__122_1626741889"/></text:h>
      <text:p text:style-name="Text_20_body"/>
      <text:h text:style-name="Heading_20_2" text:outline-level="2"><text:bookmark-start text:name="__RefHeading__124_1626741889"/>3.3 Tästfalle<text:bookmark-end text:name="__RefHeading__124_1626741889"/></text:h>
      <text:p text:style-name="Text_20_body"/>
      <text:h text:style-name="Heading_20_1" text:outline-level="1"><text:bookmark-start text:name="__RefHeading__126_1626741889"/>4 Arbeiten mit Picture Sort for MT4j<text:bookmark-end text:name="__RefHeading__126_1626741889"/></text:h>
      <text:p text:style-name="Text_20_body"/>
      <text:h text:style-name="Heading_20_2" text:outline-level="2"><text:bookmark-start text:name="__RefHeading__128_1626741889"/>4.1 Installation<text:bookmark-end text:name="__RefHeading__128_1626741889"/></text:h>
      <text:p text:style-name="Text_20_body"/>
      <text:h text:style-name="Heading_20_2" text:outline-level="2"><text:bookmark-start text:name="__RefHeading__130_1626741889"/>4.2 Handhabung der Software<text:bookmark-end text:name="__RefHeading__130_1626741889"/></text:h>
      <text:p text:style-name="Text_20_body"/>
      <text:h text:style-name="Heading_20_1" text:outline-level="1"><text:bookmark-start text:name="__RefHeading__132_1626741889"/>5 Framework und Software Erläuterungen<text:bookmark-end text:name="__RefHeading__132_1626741889"/></text:h>
      <text:p text:style-name="Text_20_body"/>
      <text:h text:style-name="Heading_20_2" text:outline-level="2"><text:bookmark-start text:name="__RefHeading__134_1626741889"/>5.1 Framework Architektur und wichtige Klassen<text:bookmark-end text:name="__RefHeading__134_1626741889"/></text:h>
      <text:p text:style-name="Text_20_body"/>
      <text:h text:style-name="Heading_20_2" text:outline-level="2"><text:bookmark-start text:name="__RefHeading__136_1626741889"/>5.2 Weiterfürende Erläuterungen zu Klassen und Methoden<text:bookmark-end text:name="__RefHeading__136_1626741889"/></text:h>
      <text:p text:style-name="Text_20_body"/>
      <text:h text:style-name="Heading_20_1" text:outline-level="1">6 Anhang und Quellcode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40%" fo:font-style="italic" style:text-underline-style="solid" style:text-underline-width="auto" style:text-underline-color="font-color" fo:font-weight="bold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bender </meta:initial-creator>
    <meta:creation-date>2013-04-19T11:55:20</meta:creation-date>
    <meta:generator>LibreOffice/3.5$Linux_X86_64 LibreOffice_project/350m1$Build-2</meta:generator>
    <dc:date>2013-04-19T12:12:43</dc:date>
    <dc:creator>masterbender </dc:creator>
    <meta:editing-duration>PT29S</meta:editing-duration>
    <meta:editing-cycles>3</meta:editing-cycles>
    <meta:document-statistic meta:table-count="0" meta:image-count="0" meta:object-count="0" meta:page-count="2" meta:paragraph-count="34" meta:word-count="165" meta:character-count="998" meta:non-whitespace-character-count="867"/>
  </office:meta>
</office:document-meta>
</file>